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556239D4FBBB962D2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variant="small-caps" fo:font-size="36pt"/>
    </style:style>
    <style:style style:name="P2" style:family="paragraph">
      <loext:graphic-properties draw:fill="none" draw:fill-color="#ffffff"/>
      <style:paragraph-properties fo:text-align="center"/>
      <style:text-properties fo:font-variant="small-caps" fo:font-size="36pt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59cm" svg:height="3.095cm" svg:x="1cm" svg:y="22.5cm">
          <draw:text-box>
            <text:p text:style-name="P1">Las 37 Prácticas del Bodhisattva</text:p>
          </draw:text-box>
        </draw:frame>
        <draw:frame draw:style-name="gr2" draw:text-style-name="P3" draw:layer="layout" svg:width="14.536cm" svg:height="19.392cm" svg:x="3.464cm" svg:y="2cm">
          <draw:image xlink:href="Pictures/100000010000040000000556239D4FBBB962D26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36:08.894135201</meta:creation-date>
    <dc:date>2024-09-04T21:47:08.782953498</dc:date>
    <meta:editing-duration>PT11M</meta:editing-duration>
    <meta:editing-cycles>2</meta:editing-cycles>
    <meta:generator>LibreOffice/7.3.7.2$Linux_X86_64 LibreOffice_project/30$Build-2</meta:generator>
    <meta:document-statistic meta:object-count="2"/>
  </office:meta>
</office:document-meta>
</file>